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34000002C6653242E4.svm" manifest:media-type=""/>
  <manifest:file-entry manifest:full-path="Pictures/20000001000001750000012DA8A3CF0F.svm" manifest:media-type=""/>
  <manifest:file-entry manifest:full-path="Pictures/20000002000001A2000000DFFBA1CD6A.eps" manifest:media-type=""/>
  <manifest:file-entry manifest:full-path="Pictures/10000000000000200000002000309F1C.png" manifest:media-type="image/png"/>
  <manifest:file-entry manifest:full-path="Pictures/20000001000003340000031B3611E3BC.svm" manifest:media-type=""/>
  <manifest:file-entry manifest:full-path="Pictures/200000010000017D00000129378A2547.svm" manifest:media-type=""/>
  <manifest:file-entry manifest:full-path="Pictures/2000000100000118000000D851DC808A.svm" manifest:media-type=""/>
  <manifest:file-entry manifest:full-path="Pictures/2000000100000479000002C647508CDE.svm" manifest:media-type=""/>
  <manifest:file-entry manifest:full-path="Pictures/20000001000000D400000103D65A644B.svm" manifest:media-type=""/>
  <manifest:file-entry manifest:full-path="Pictures/2000000100000120000000D40BC84F2E.svm" manifest:media-type=""/>
  <manifest:file-entry manifest:full-path="Pictures/2000000100000334000002C62874F920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frac{\mu}{\mu+1} 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frac{v_3}{\mu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frac{r_o}{\mu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frac{R_d}{\mu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5.236cm" svg:height="2.793cm" svg:x="3.729cm" svg:y="1.397cm">
          <draw:image xlink:href="Pictures/20000002000001A2000000DFFBA1CD6A.eps" xlink:type="simple" xlink:show="embed" xlink:actuate="onLoad">
            <text:p/>
          </draw:image>
        </draw:frame>
        <draw:custom-shape draw:style-name="gr2" draw:text-style-name="P1" draw:layer="layout" svg:width="2.368cm" svg:height="1.036cm" svg:x="4.897cm" svg:y="2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011cm" svg:y1="2.178cm" svg:x2="6.15cm" svg:y2="2.178cm">
          <text:p/>
        </draw:line>
        <draw:frame draw:style-name="gr4" draw:text-style-name="P1" draw:layer="layout" svg:width="0.456cm" svg:height="0.355cm" svg:x="5.892cm" svg:y="2.353cm">
          <draw:image xlink:href="Pictures/200000010000017D00000129378A2547.svm" xlink:type="simple" xlink:show="embed" xlink:actuate="onLoad">
            <text:p/>
          </draw:image>
        </draw:frame>
        <draw:frame draw:style-name="gr5" draw:text-style-name="P1" draw:layer="layout" svg:width="1.373cm" svg:height="0.851cm" svg:x="2.259cm" svg:y="2.922cm">
          <draw:image xlink:href="Pictures/2000000100000479000002C647508CDE.svm" xlink:type="simple" xlink:show="embed" xlink:actuate="onLoad">
            <text:p/>
          </draw:image>
        </draw:frame>
        <draw:frame draw:style-name="gr6" draw:text-style-name="P1" draw:layer="layout" svg:width="0.983cm" svg:height="0.851cm" svg:x="2.649cm" svg:y="1.774cm">
          <draw:image xlink:href="Pictures/2000000100000334000002C62874F920.svm" xlink:type="simple" xlink:show="embed" xlink:actuate="onLoad">
            <text:p/>
          </draw:image>
        </draw:frame>
        <draw:frame draw:style-name="gr7" draw:text-style-name="P1" draw:layer="layout" svg:width="0.983cm" svg:height="0.851cm" svg:x="6.726cm" svg:y="0.36cm">
          <draw:image xlink:href="Pictures/2000000100000334000002C6653242E4.svm" xlink:type="simple" xlink:show="embed" xlink:actuate="onLoad">
            <text:p/>
          </draw:image>
        </draw:frame>
        <draw:frame draw:style-name="gr8" draw:text-style-name="P1" draw:layer="layout" svg:width="0.446cm" svg:height="0.36cm" svg:x="8.242cm" svg:y="2.049cm">
          <draw:image xlink:href="Pictures/20000001000001750000012DA8A3CF0F.svm" xlink:type="simple" xlink:show="embed" xlink:actuate="onLoad">
            <text:p/>
          </draw:image>
        </draw:frame>
        <draw:frame draw:style-name="gr9" draw:text-style-name="P1" draw:layer="layout" svg:width="0.344cm" svg:height="0.253cm" svg:x="8.373cm" svg:y="2.869cm">
          <draw:image xlink:href="Pictures/2000000100000120000000D40BC84F2E.svm" xlink:type="simple" xlink:show="embed" xlink:actuate="onLoad">
            <text:p/>
          </draw:image>
        </draw:frame>
        <draw:frame draw:style-name="gr10" draw:text-style-name="P1" draw:layer="layout" svg:width="0.335cm" svg:height="0.258cm" svg:x="8.865cm" svg:y="1.447cm">
          <draw:image xlink:href="Pictures/2000000100000118000000D851DC808A.svm" xlink:type="simple" xlink:show="embed" xlink:actuate="onLoad">
            <text:p/>
          </draw:image>
        </draw:frame>
        <draw:frame draw:style-name="gr11" draw:text-style-name="P1" draw:layer="layout" svg:width="0.253cm" svg:height="0.31cm" svg:x="8.053cm" svg:y="1.146cm">
          <draw:image xlink:href="Pictures/20000001000000D400000103D65A644B.svm" xlink:type="simple" xlink:show="embed" xlink:actuate="onLoad">
            <text:p/>
          </draw:image>
        </draw:frame>
        <draw:frame draw:style-name="gr12" draw:text-style-name="P1" draw:layer="layout" svg:width="0.983cm" svg:height="0.953cm" svg:x="4.747cm" svg:y="0.309cm">
          <draw:image xlink:href="Pictures/20000001000003340000031B3611E3B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27T17:39:35</meta:creation-date>
    <meta:editing-duration>PT41M38S</meta:editing-duration>
    <meta:editing-cycles>10</meta:editing-cycles>
    <meta:generator>LibreOffice/3.3$Linux LibreOffice_project/330m19$Build-401</meta:generator>
    <dc:title>kkkFigures</dc:title>
    <meta:initial-creator>kkk </meta:initial-creator>
    <dc:date>2014-07-28T08:57:26</dc:date>
    <dc:creator>kkk </dc:creator>
    <meta:document-statistic meta:object-count="12"/>
    <meta:template xlink:type="simple" xlink:actuate="onRequest" xlink:title="kkkFigures" xlink:href="../../../../../.libreoffice/3/user/template/kkkFigures.otg" meta:date="2014-07-27T17:39:34"/>
  </office:meta>
</office:document-meta>
</file>